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Courier" svg:font-family="Courier" style:font-family-generic="swiss" style:font-pitch="variable"/>
    <style:font-face style:name="AR PL ShanHeiSun Uni" svg:font-family="'AR PL ShanHeiSun Uni'"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urier" fo:font-size="8pt" style:font-size-asian="8pt" style:font-size-complex="8pt"/>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ceso de alta de una base de datos para Poliza Net</text:p>
      <text:p text:style-name="Standard"/>
      <text:p text:style-name="Standard"/>
      <text:p text:style-name="P1">Se ha creado una base de datos PostgreSQL v 9.5 denominada pn-system-config que se utiliza para configurar los posibles modos de acceso a los datos que serán en modo local, <text:s/>en internet y en internet en un host compartido.</text:p>
      <text:p text:style-name="P1"/>
      <text:p text:style-name="P1">Cadena de conexión:</text:p>
      <text:p text:style-name="P1">jdbc:postgresql://37.153.108.75:5432/pn-system-config</text:p>
      <text:p text:style-name="P1">usuario:</text:p>
      <text:p text:style-name="P1">polizanet</text:p>
      <text:p text:style-name="P1">password:</text:p>
      <text:p text:style-name="P1">yo</text:p>
      <text:p text:style-name="P1"/>
      <text:p text:style-name="P1">Según el modelo de datos realmente hay dos modos de funcionamiento que le he llamado “<text:span text:style-name="T1">single</text:span>” al modo individual de una única base de datos por servidor y “<text:span text:style-name="T1">shared</text:span>” para múltiples bases de datos en una sola instancia de maquina o incluso múltiples instancias de múltiples bases de datos.</text:p>
      <text:p text:style-name="P1"/>
      <text:p text:style-name="P1">He creado un procedimiento almacenado denominado “AddNewServerSingle” que se encarga de crear las tuplas de las distintas tablas para su correcto funcionamiento con los siguientes parámetros.</text:p>
      <text:p text:style-name="P1"/>
      <text:p text:style-name="P1">Ejemplo de uso</text:p>
      <text:p text:style-name="P2">select AddNewServerSingle('37.153.108.75','<text:a xlink:type="simple" xlink:href="http://www.poliza-net.es/">www.poliza-net.es</text:a>',</text:p>
      <text:p text:style-name="P2">'antonio.gialnet@gmail.com','693065280');</text:p>
      <text:p text:style-name="P1"/>
      <text:p text:style-name="P1">El primer parámetro es la dirección IP del servidor que contiene la aplicación </text:p>
      <text:p text:style-name="P1">El segundo es el nombre y es un dato meramente informativo</text:p>
      <text:p text:style-name="P1">El tercero es el correo del administrador</text:p>
      <text:p text:style-name="P1">El cuarto el móvil del administrador</text:p>
      <text:p text:style-name="P1"/>
      <text:p text:style-name="P1">Para modificar los datos de un servidor</text:p>
      <text:p text:style-name="P2">UpdateServerSingle('192.168.100,161','www.clienteweb.es','admin@clienteweb.es','652251154');</text:p>
      <text:p text:style-name="P1"/>
      <text:p text:style-name="P1">La dirección IP del servidor, el nombre, el email del administrador y por último su teléfono.</text:p>
      <text:p text:style-name="P1"/>
      <text:p text:style-name="P1">Para añadir a los distintos usuarios utilizaremos el procedimiento</text:p>
      <text:p text:style-name="P1"/>
      <text:p text:style-name="P2">AddUserSingleMode('admin@prodacon.es','antonio@prodacon.es','Empleado directivo');</text:p>
      <text:p text:style-name="P1"/>
      <text:p text:style-name="P1">El primer parámetros en el email del administrador </text:p>
      <text:p text:style-name="P1">El segundo es el email del nuevo usuario y el tercer y último parámetro es el rol de este nuevo usuario.</text:p>
      <text:p text:style-name="P1"/>
      <text:p text:style-name="P3">Modo de servicio compartido en NUBE</text:p>
      <text:p text:style-name="P1"/>
      <text:p text:style-name="P1">Se ha creado un procedimiento almacenado para crear las relaciones que tendrán las maquinas de hosting.</text:p>
      <text:p text:style-name="P1"/>
      <text:p text:style-name="P1">AddNewServerShared('37.153.109.206','<text:a xlink:type="simple" xlink:href="http://www.myempresa.eu/">www.myempresa.eu</text:a>',2,50,30,1,'Joyent',1)</text:p>
      <text:p text:style-name="P1"/>
      <text:p text:style-name="P1">La IP del servidor, obligatorio</text:p>
      <text:p text:style-name="P1">La URL es solo informativo</text:p>
      <text:p text:style-name="P1">La memoria RAM en GB informativo</text:p>
      <text:p text:style-name="P1"><text:soft-page-break/>El tamaño del disco duro en Gb informativo</text:p>
      <text:p text:style-name="P1">Número de bases de datos que se van a crear obligatorio</text:p>
      <text:p text:style-name="P1">La semilla es el primer número de base de datos el primer servidor la semilla será 1, si este tiene 30 bases de datos cuando se cree el segundo servidor la semilla comenzará en 31 y así consecutivamente, obligatorio.</text:p>
      <text:p text:style-name="P1">El proveddor de Cloud Computing, iformativo.</text:p>
      <text:p text:style-name="P1">Código de pais 1 España.</text:p>
      <text:p text:style-name="P1"/>
      <text:p text:style-name="P1"/>
      <text:p text:style-name="P1"/>
      <text:p text:style-name="P1">Añadir un usuario</text:p>
      <text:p text:style-name="P1"/>
      <text:p text:style-name="P1">AddUserShared(<text:a xlink:type="simple" xlink:href="mailto:'mail@admin.com">'mail@admin.com</text:a>',</text:p>
      <text:p text:style-name="P1"><text:tab/>'user@mail.com'</text:p>
      <text:p text:style-name="P1"><text:s text:c="4"/><text:tab/>xRol in varchar,</text:p>
      <text:p text:style-name="P1"><text:s text:c="4"/><text:tab/>xvisibility_client in varchar,</text:p>
      <text:p text:style-name="P1"><text:s text:c="4"/><text:tab/>xvisibility_polizas in varchar,</text:p>
      <text:p text:style-name="P1"><text:s text:c="4"/><text:tab/>xvisibility_recibos in varchar,</text:p>
      <text:p text:style-name="P1"><text:s text:c="4"/><text:tab/>xvisibility_sinister in varchar</text:p>
      <text:p text:style-name="P1">)</text:p>
      <text:p text:style-name="P1"/>
      <text:p text:style-name="P1">El primer parametro es el usuario del administrador de la base de datos es obligatorio pues de el se deduce la IP del servidor y el nombre de la base de datos.</text:p>
      <text:p text:style-name="P1"/>
      <text:p text:style-name="P1">El segundo es el usuario que queremos insertar su email o nombre de usuario.</text:p>
      <text:p text:style-name="P1"/>
      <text:p text:style-name="P1">El Rol nos indica si es un administrador, agente, comercial, cobrador, etc. en formato json {“rol”:”codigo”} </text:p>
      <text:p text:style-name="P1"/>
      <text:p text:style-name="P1">visibilidad de los campos de la vista de clientes</text:p>
      <text:p text:style-name="P1">visibilidad de los campos de la vista de polizas</text:p>
      <text:p text:style-name="P1">visibilidad de los campos de la vista de recibos</text:p>
      <text:p text:style-name="P1">visibilidad de los campos de la vista de siniestros</text:p>
      <text:p text:style-name="P1">Todos en formato json {“campo”:”S”,”campo1”:”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Courier" svg:font-family="Courier" style:font-family-generic="swiss" style:font-pitch="variable"/>
    <style:font-face style:name="AR PL ShanHeiSun Uni" svg:font-family="'AR PL ShanHeiSun Uni'"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 PL ShanHeiSun Uni"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ShanHeiSun Un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11:03:13</meta:creation-date>
    <dc:date>2016-05-25T09:20:41</dc:date>
    <meta:editing-duration>PT2H25M59S</meta:editing-duration>
    <meta:editing-cycles>11</meta:editing-cycles>
    <meta:generator>OpenOffice.org/3.4$Solaris_x86 OpenOffice.org_project/340m1$Build-9590</meta:generator>
    <meta:document-statistic meta:table-count="0" meta:image-count="0" meta:object-count="0" meta:page-count="2" meta:paragraph-count="52" meta:word-count="472" meta:character-count="3213"/>
  </office:meta>
</office:document-meta>
</file>